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1bf317" officeooo:paragraph-rsid="001bf317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332c47" officeooo:paragraph-rsid="00332c47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b77d1" officeooo:paragraph-rsid="00332c4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rsid="0034a73c" officeooo:paragraph-rsid="00332c47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32c47" officeooo:paragraph-rsid="00332c47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32c47" officeooo:paragraph-rsid="00332c4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32c47" officeooo:paragraph-rsid="00332c47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32c47" officeooo:paragraph-rsid="00332c47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35187" officeooo:paragraph-rsid="0033518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35187" officeooo:paragraph-rsid="003397f7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35cdfa"/>
    </style:style>
    <style:style style:name="P13" style:family="paragraph" style:parent-style-name="Standard" style:list-style-name="L5">
      <style:paragraph-properties fo:orphans="2" fo:widows="2" fo:hyphenation-ladder-count="no-limit"/>
      <style:text-properties style:font-name="DejaVu Sans Condensed" fo:font-size="12pt" officeooo:paragraph-rsid="00332c47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5cdfa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5cdf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d23" style:font-weight-asian="bold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315314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321111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332c47" style:font-size-asian="12pt" style:font-weight-asian="bold" style:font-size-complex="12pt" style:font-weight-complex="bold"/>
    </style:style>
    <style:style style:name="T9" style:family="text">
      <style:text-properties fo:font-weight="normal" style:letter-kerning="true" style:font-weight-asian="normal"/>
    </style:style>
    <style:style style:name="T10" style:family="text">
      <style:text-properties fo:font-weight="normal" officeooo:rsid="000fe8b2" style:letter-kerning="true" style:font-weight-asian="normal"/>
    </style:style>
    <style:style style:name="T11" style:family="text">
      <style:text-properties fo:font-weight="normal" officeooo:rsid="0034a73c" style:letter-kerning="true" style:font-weight-asian="normal"/>
    </style:style>
    <style:style style:name="T12" style:family="text">
      <style:text-properties fo:font-weight="normal" officeooo:rsid="0026d26c" style:letter-kerning="true" style:font-weight-asian="normal"/>
    </style:style>
    <style:style style:name="T13" style:family="text">
      <style:text-properties style:text-line-through-style="solid" style:text-line-through-type="single" fo:font-weight="normal" officeooo:rsid="0034a73c" style:letter-kerning="true" style:font-weight-asian="normal"/>
    </style:style>
    <style:style style:name="T14" style:family="text">
      <style:text-properties officeooo:rsid="003397f7"/>
    </style:style>
    <style:style style:name="T15" style:family="text">
      <style:text-properties officeooo:rsid="00346d5b"/>
    </style:style>
    <style:style style:name="T16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4">1<text:span text:style-name="T16">xx</text:span> - Controls</text:p>
          </table:table-cell>
          <table:table-cell table:style-name="Table1.B1" office:value-type="string">
            <text:p text:style-name="P15">2xx - Ground</text:p>
          </table:table-cell>
          <table:table-cell table:style-name="Table1.B1" office:value-type="string">
            <text:p text:style-name="P15">3xx - Flight</text:p>
          </table:table-cell>
          <table:table-cell table:style-name="Table1.D1" office:value-type="string">
            <text:p text:style-name="P15">4xx - A2A</text:p>
          </table:table-cell>
          <table:table-cell table:style-name="Table1.B1" office:value-type="string">
            <text:p text:style-name="P15">5xx - A2G</text:p>
          </table:table-cell>
          <table:table-cell table:style-name="Table1.F1" office:value-type="string">
            <text:p text:style-name="P15">6xx - Misc</text:p>
          </table:table-cell>
        </table:table-row>
      </table:table>
      <text:p text:style-name="P12"><text:span text:style-name="T7">4</text:span><text:span text:style-name="T8">0</text:span><text:span text:style-name="T7">1</text:span><text:span text:style-name="T3"> - </text:span><text:span text:style-name="T4">A/</text:span><text:span text:style-name="T5">A</text:span><text:span text:style-name="T4"> - </text:span><text:span text:style-name="T8">Gun and </text:span><text:span text:style-name="T6">Sidewinder</text:span></text:p>
      <text:p text:style-name="P1"/>
      <text:p text:style-name="P3">AKAN 30/55 gun pods<text:span text:style-name="T15"> -- 30 mm, 150 rounds per pod</text:span></text:p>
      <text:list xml:id="list3020745685" text:style-name="L1">
        <text:list-item>
          <text:p text:style-name="P6"><text:span text:style-name="T1">Weapon Selector</text:span> dial ... <text:span text:style-name="T1">AKAN JAKT</text:span></text:p>
        </text:list-item>
        <text:list-item>
          <text:p text:style-name="P6"><text:span text:style-name="T1">Master Mode</text:span> dial ... <text:span text:style-name="T1">ANF</text:span></text:p>
        </text:list-item>
        <text:list-item>
          <text:p text:style-name="P6"><text:span text:style-name="T1">Radar</text:span> ... <text:span text:style-name="T1">ON</text:span> in <text:span text:style-name="T1">A1</text:span> mode (PPI display) (<text:span text:style-name="T1">Mode Knob 2</text:span>)</text:p>
        </text:list-item>
        <text:list-item>
          <text:p text:style-name="P6">Hold Trigger Unsafe (Trigger 1st detent), put dot on target and press Radar T1 detent (shift-Ministick click) to lock radar and provide ranging.</text:p>
        </text:list-item>
      </text:list>
      <text:list text:style-name="L2">
        <text:list-item>
          <text:list>
            <text:list-item>
              <text:p text:style-name="P7">Or set manual wingspan with Weapon Interval dial, sets wingspan in meters. <text:s/>Wingspan markers show visual span at 500 m.</text:p>
            </text:list-item>
          </text:list>
        </text:list-item>
      </text:list>
      <text:list xml:id="list140306092800618" text:continue-list="list3020745685" text:style-name="L1">
        <text:list-item>
          <text:p text:style-name="P6">Does not calculate lead, only drop based on range??</text:p>
        </text:list-item>
        <text:list-item>
          <text:p text:style-name="P6">Press Trigger 2nd detent to fire.</text:p>
        </text:list-item>
      </text:list>
      <text:p text:style-name="P2"/>
      <text:p text:style-name="P3">RB 24, RB 24J, RB 74 Sidewinders</text:p>
      <text:list xml:id="list1017500106" text:style-name="L3">
        <text:list-item>
          <text:p text:style-name="P10">Select Sidewinders:</text:p>
          <text:list>
            <text:list-item>
              <text:p text:style-name="P8">Press <text:span text:style-name="T2">Autothrottle disconnect/IR-missile fast select</text:span> (<text:span text:style-name="T1">Gray Reset Hat forward</text:span>) to select Sidewinders.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9">Subsequent presses cycle through stations. <text:s/>Selected station is shown in data readout with flashing number.</text:p>
                </text:list-item>
              </text:list>
            </text:list-item>
          </text:list>
        </text:list-item>
      </text:list>
      <text:list xml:id="list140306113143325" text:continue-list="list1017500106" text:style-name="L3">
        <text:list-item>
          <text:list>
            <text:list-item>
              <text:p text:style-name="P10">Or set <text:span text:style-name="T1">Weapon Selector</text:span> dial to <text:span text:style-name="T1">IR-RB</text:span>.</text:p>
            </text:list-item>
          </text:list>
        </text:list-item>
        <text:list-item>
          <text:p text:style-name="P10">Hold <text:span text:style-name="T1">Trigger Unsafe</text:span> (<text:span text:style-name="T1">Trigger 1st detent</text:span>)<text:span text:style-name="T14">.</text:span></text:p>
        </text:list-item>
        <text:list-item>
          <text:p text:style-name="P11">Put target inside missile boresight area on HUD (between the 3 vertical lines).</text:p>
        </text:list-item>
        <text:list-item>
          <text:p text:style-name="P10">When you have a higher pitched tone, press <text:span text:style-name="T1">Uncage</text:span> button (<text:span text:style-name="T1">Rear Thumb Button</text:span>) to uncage the seeker head. <text:s/>Ring indicator should appear on the target.</text:p>
        </text:list-item>
        <text:list-item>
          <text:p text:style-name="P10">Press <text:span text:style-name="T1">Trigger 2nd stage</text:span> to fire.</text:p>
        </text:list-item>
      </text:list>
      <text:p text:style-name="P2"/>
      <text:p text:style-name="P5">Stores info</text:p>
      <text:list text:style-name="L5">
        <text:list-item>
          <text:p text:style-name="P13"><text:span text:style-name="T9">RB 24</text:span><text:span text:style-name="T13"><text:tab/><text:tab/><text:tab/></text:span><text:span text:style-name="T9">AIM-9</text:span><text:span text:style-name="T10">B (rear aspect)</text:span></text:p>
        </text:list-item>
        <text:list-item>
          <text:p text:style-name="P13"><text:span text:style-name="T9">RB 24J</text:span><text:span text:style-name="T11"><text:tab/></text:span><text:span text:style-name="T13"><text:tab/><text:tab/></text:span><text:span text:style-name="T10">AIM-9J or </text:span><text:span text:style-name="T9">AIM-9P3 (rear aspect, </text:span><text:span text:style-name="T12">but </text:span><text:span text:style-name="T10">longer range </text:span><text:span text:style-name="T12">and</text:span><text:span text:style-name="T10"> </text:span><text:span text:style-name="T12">better seeker</text:span><text:span text:style-name="T9">)</text:span></text:p>
        </text:list-item>
        <text:list-item>
          <text:p text:style-name="P13"><text:span text:style-name="T9">RB 74</text:span><text:span text:style-name="T13"><text:tab/><text:tab/><text:tab/></text:span><text:span text:style-name="T9">AIM-9L (all aspect)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4:03:05.047000000</dc:date>
    <meta:editing-duration>PT5H55M33S</meta:editing-duration>
    <meta:editing-cycles>39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28" meta:word-count="252" meta:character-count="1368" meta:non-whitespace-character-count="1153"/>
  </office:meta>
</office:document-meta>
</file>